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60.44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102.1pt"/>
    </style:style>
    <style:style style:name="co8" style:family="table-column">
      <style:table-column-properties fo:break-before="auto" style:column-width="106.95pt"/>
    </style:style>
    <style:style style:name="co9" style:family="table-column">
      <style:table-column-properties fo:break-before="auto" style:column-width="162.51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llsor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fo:font-size="10pt" fo:font-weight="bold" style:text-underline-style="none" style:text-underline-color="font-color" style:text-line-through-type="none" fo:font-style="normal" style:text-outline="false" style:text-position="0% 100%" fo:text-shadow="none" style:font-name-complex="Arial" style:font-size-asian="10pt" style:font-size-complex="10pt" style:font-weight-asian="bold" style:font-weight-complex="bold" style:font-style-asian="normal" fo:color="#000000"/>
    </style:style>
    <style:style style:name="T2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style:text-position="0% 100%" fo:text-shadow="none" style:font-name-complex="Arial" style:font-weight-asian="bold" style:font-weight-complex="bold" style:font-style-asian="normal" fo:color="#000000" fo:font-size="6pt" style:font-size-asian="6pt" style:font-size-complex="6pt"/>
    </style:style>
    <style:style style:name="T3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style:text-position="0% 100%" fo:text-shadow="none" style:font-name-complex="Arial" style:font-weight-asian="bold" style:font-weight-complex="bold" style:font-style-asian="normal" fo:color="#0000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lls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4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Tam. Caso (n)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 (n^2)</text:p>
          </table:table-cell>
          <table:table-cell table:number-columns-repeated="6"/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<text:span text:style-name="T1">Tiempo teórico estimado (n·log</text:span><text:span text:style-name="T2">2</text:span><text:span text:style-name="T3">(n))</text:span></text:p>
          </table:table-cell>
          <table:table-cell table:number-columns-repeated="1012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90" calcext:value-type="float">
            <text:p>490</text:p>
          </table:table-cell>
          <table:table-cell table:style-name="ce2" table:formula="of:=[.B2]/([.A2]^2)" office:value-type="float" office:value="0.0001225" calcext:value-type="float">
            <text:p>0.0001225</text:p>
          </table:table-cell>
          <table:table-cell table:style-name="ce2" table:formula="of:=([.A2]^2)*[.C$27]" office:value-type="float" office:value="74.11664188" calcext:value-type="float">
            <text:p>74.11664188</text:p>
          </table:table-cell>
          <table:table-cell table:number-columns-repeated="6"/>
          <table:table-cell table:style-name="ce2" table:formula="of:=[.B2]/([.A2]*LOG([.A2];2))" office:value-type="float" office:value="0.0223422231953517" calcext:value-type="float">
            <text:p>0.022342223195352</text:p>
          </table:table-cell>
          <table:table-cell table:style-name="ce2" table:formula="of:=([.A2]*LOG([.A2];2))*[.K$27]" office:value-type="float" office:value="412.759592340777" calcext:value-type="float">
            <text:p>412.759592340777</text:p>
          </table:table-cell>
          <table:table-cell table:number-columns-repeated="1012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formula="of:=[.B3]/([.A3]^2)" office:value-type="float" office:value="0.000045" calcext:value-type="float">
            <text:p>4.5E-05</text:p>
          </table:table-cell>
          <table:table-cell table:style-name="ce2" table:formula="of:=([.A3]^2)*[.C$27]" office:value-type="float" office:value="296.46656752" calcext:value-type="float">
            <text:p>296.46656752</text:p>
          </table:table-cell>
          <table:table-cell table:number-columns-repeated="6"/>
          <table:table-cell table:style-name="ce2" table:formula="of:=[.B3]/([.A3]*LOG([.A3];2))" office:value-type="float" office:value="0.01504289194238" calcext:value-type="float">
            <text:p>0.01504289194238</text:p>
          </table:table-cell>
          <table:table-cell table:style-name="ce2" table:formula="of:=([.A3]*LOG([.A3];2))*[.K$27]" office:value-type="float" office:value="900.800547441554" calcext:value-type="float">
            <text:p>900.800547441554</text:p>
          </table:table-cell>
          <table:table-cell table:number-columns-repeated="1012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table:formula="of:=[.B4]/([.A4]^2)" office:value-type="float" office:value="0.0000355" calcext:value-type="float">
            <text:p>3.55E-05</text:p>
          </table:table-cell>
          <table:table-cell table:style-name="ce2" table:formula="of:=([.A4]^2)*[.C$27]" office:value-type="float" office:value="667.04977692" calcext:value-type="float">
            <text:p>667.04977692</text:p>
          </table:table-cell>
          <table:table-cell table:number-columns-repeated="6"/>
          <table:table-cell table:style-name="ce2" table:formula="of:=[.B4]/([.A4]*LOG([.A4];2))" office:value-type="float" office:value="0.0169711016915792" calcext:value-type="float">
            <text:p>0.016971101691579</text:p>
          </table:table-cell>
          <table:table-cell table:style-name="ce2" table:formula="of:=([.A4]*LOG([.A4];2))*[.K$27]" office:value-type="float" office:value="1417.25598248901" calcext:value-type="float">
            <text:p>1417.25598248901</text:p>
          </table:table-cell>
          <table:table-cell table:number-columns-repeated="1012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table:formula="of:=[.B5]/([.A5]^2)" office:value-type="float" office:value="0.000032375" calcext:value-type="float">
            <text:p>3.2375E-05</text:p>
          </table:table-cell>
          <table:table-cell table:style-name="ce2" table:formula="of:=([.A5]^2)*[.C$27]" office:value-type="float" office:value="1185.86627008" calcext:value-type="float">
            <text:p>1185.86627008</text:p>
          </table:table-cell>
          <table:table-cell>
            <draw:frame table:end-cell-address="shellsort.K24" table:end-x="33.53pt" table:end-y="5.98pt" draw:z-index="0" draw:name="Chart 1" draw:style-name="gr1" draw:text-style-name="P1" svg:width="398.98pt" svg:height="239.98pt" svg:x="8.31pt" svg:y="8.25pt">
              <draw:object draw:notify-on-update-of-ranges="shellsort.A2:shellsort.A31 shellsort.B2:shellsort.B31 shellsort.D2:shellsort.D31 shellsort.L2:shellsort.L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2" table:formula="of:=[.B5]/([.A5]*LOG([.A5];2))" office:value-type="float" office:value="0.0199756524027925" calcext:value-type="float">
            <text:p>0.019975652402793</text:p>
          </table:table-cell>
          <table:table-cell table:style-name="ce2" table:formula="of:=([.A5]*LOG([.A5];2))*[.K$27]" office:value-type="float" office:value="1952.16382040311" calcext:value-type="float">
            <text:p>1952.16382040311</text:p>
          </table:table-cell>
          <table:table-cell table:number-columns-repeated="1012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64" calcext:value-type="float">
            <text:p>2064</text:p>
          </table:table-cell>
          <table:table-cell table:style-name="ce2" table:formula="of:=[.B6]/([.A6]^2)" office:value-type="float" office:value="0.00002064" calcext:value-type="float">
            <text:p>2.064E-05</text:p>
          </table:table-cell>
          <table:table-cell table:style-name="ce2" table:formula="of:=([.A6]^2)*[.C$27]" office:value-type="float" office:value="1852.916047" calcext:value-type="float">
            <text:p>1852.916047</text:p>
          </table:table-cell>
          <table:table-cell table:number-columns-repeated="6"/>
          <table:table-cell table:style-name="ce2" table:formula="of:=[.B6]/([.A6]*LOG([.A6];2))" office:value-type="float" office:value="0.0155331477762614" calcext:value-type="float">
            <text:p>0.015533147776262</text:p>
          </table:table-cell>
          <table:table-cell table:style-name="ce2" table:formula="of:=([.A6]*LOG([.A6];2))*[.K$27]" office:value-type="float" office:value="2500.79273973851" calcext:value-type="float">
            <text:p>2500.79273973851</text:p>
          </table:table-cell>
          <table:table-cell table:number-columns-repeated="1012"/>
        </table:table-row>
        <table:table-row table:style-name="ro1"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2474" calcext:value-type="float">
            <text:p>2474</text:p>
          </table:table-cell>
          <table:table-cell table:style-name="ce2" table:formula="of:=[.B7]/([.A7]^2)" office:value-type="float" office:value="0.0000171805555555556" calcext:value-type="float">
            <text:p>1.71805555555556E-05</text:p>
          </table:table-cell>
          <table:table-cell table:style-name="ce2" table:formula="of:=([.A7]^2)*[.C$27]" office:value-type="float" office:value="2668.19910768" calcext:value-type="float">
            <text:p>2668.19910768</text:p>
          </table:table-cell>
          <table:table-cell table:number-columns-repeated="6"/>
          <table:table-cell table:style-name="ce2" table:formula="of:=[.B7]/([.A7]*LOG([.A7];2))" office:value-type="float" office:value="0.0152144136357896" calcext:value-type="float">
            <text:p>0.01521441363579</text:p>
          </table:table-cell>
          <table:table-cell table:style-name="ce2" table:formula="of:=([.A7]*LOG([.A7];2))*[.K$27]" office:value-type="float" office:value="3060.35605325802" calcext:value-type="float">
            <text:p>3060.35605325802</text:p>
          </table:table-cell>
          <table:table-cell table:number-columns-repeated="1012"/>
        </table:table-row>
        <table:table-row table:style-name="ro1"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3648" calcext:value-type="float">
            <text:p>3648</text:p>
          </table:table-cell>
          <table:table-cell table:style-name="ce2" table:formula="of:=[.B8]/([.A8]^2)" office:value-type="float" office:value="0.0000186122448979592" calcext:value-type="float">
            <text:p>1.86122448979592E-05</text:p>
          </table:table-cell>
          <table:table-cell table:style-name="ce2" table:formula="of:=([.A8]^2)*[.C$27]" office:value-type="float" office:value="3631.71545212" calcext:value-type="float">
            <text:p>3631.71545212</text:p>
          </table:table-cell>
          <table:table-cell table:number-columns-repeated="6"/>
          <table:table-cell table:style-name="ce2" table:formula="of:=[.B8]/([.A8]*LOG([.A8];2))" office:value-type="float" office:value="0.0189188118017641" calcext:value-type="float">
            <text:p>0.018918811801764</text:p>
          </table:table-cell>
          <table:table-cell table:style-name="ce2" table:formula="of:=([.A8]*LOG([.A8];2))*[.K$27]" office:value-type="float" office:value="3629.01241137765" calcext:value-type="float">
            <text:p>3629.01241137765</text:p>
          </table:table-cell>
          <table:table-cell table:number-columns-repeated="1012"/>
        </table:table-row>
        <table:table-row table:style-name="ro1"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4238" calcext:value-type="float">
            <text:p>4238</text:p>
          </table:table-cell>
          <table:table-cell table:style-name="ce2" table:formula="of:=[.B9]/([.A9]^2)" office:value-type="float" office:value="0.0000165546875" calcext:value-type="float">
            <text:p>1.65546875E-05</text:p>
          </table:table-cell>
          <table:table-cell table:style-name="ce2" table:formula="of:=([.A9]^2)*[.C$27]" office:value-type="float" office:value="4743.46508032" calcext:value-type="float">
            <text:p>4743.46508032</text:p>
          </table:table-cell>
          <table:table-cell table:number-columns-repeated="6"/>
          <table:table-cell table:style-name="ce2" table:formula="of:=[.B9]/([.A9]*LOG([.A9];2))" office:value-type="float" office:value="0.0189659953641772" calcext:value-type="float">
            <text:p>0.018965995364177</text:p>
          </table:table-cell>
          <table:table-cell table:style-name="ce2" table:formula="of:=([.A9]*LOG([.A9];2))*[.K$27]" office:value-type="float" office:value="4205.45309184622" calcext:value-type="float">
            <text:p>4205.45309184622</text:p>
          </table:table-cell>
          <table:table-cell table:number-columns-repeated="1012"/>
        </table:table-row>
        <table:table-row table:style-name="ro1">
          <table:table-cell table:style-name="ce2" office:value-type="float" office:value="18000" calcext:value-type="float">
            <text:p>18000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table:formula="of:=[.B10]/([.A10]^2)" office:value-type="float" office:value="0.0000123981481481481" calcext:value-type="float">
            <text:p>1.23981481481481E-05</text:p>
          </table:table-cell>
          <table:table-cell table:style-name="ce2" table:formula="of:=([.A10]^2)*[.C$27]" office:value-type="float" office:value="6003.44799228" calcext:value-type="float">
            <text:p>6003.44799228</text:p>
          </table:table-cell>
          <table:table-cell table:number-columns-repeated="6"/>
          <table:table-cell table:style-name="ce2" table:formula="of:=[.B10]/([.A10]*LOG([.A10];2))" office:value-type="float" office:value="0.0157874403151487" calcext:value-type="float">
            <text:p>0.015787440315149</text:p>
          </table:table-cell>
          <table:table-cell table:style-name="ce2" table:formula="of:=([.A10]*LOG([.A10];2))*[.K$27]" office:value-type="float" office:value="4788.69956386707" calcext:value-type="float">
            <text:p>4788.69956386707</text:p>
          </table:table-cell>
          <table:table-cell table:number-columns-repeated="1012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5459" calcext:value-type="float">
            <text:p>5459</text:p>
          </table:table-cell>
          <table:table-cell table:style-name="ce2" table:formula="of:=[.B11]/([.A11]^2)" office:value-type="float" office:value="0.0000136475" calcext:value-type="float">
            <text:p>1.36475E-05</text:p>
          </table:table-cell>
          <table:table-cell table:style-name="ce2" table:formula="of:=([.A11]^2)*[.C$27]" office:value-type="float" office:value="7411.664188" calcext:value-type="float">
            <text:p>7411.664188</text:p>
          </table:table-cell>
          <table:table-cell table:number-columns-repeated="6"/>
          <table:table-cell table:style-name="ce2" table:formula="of:=[.B11]/([.A11]*LOG([.A11];2))" office:value-type="float" office:value="0.0191038280131313" calcext:value-type="float">
            <text:p>0.019103828013131</text:p>
          </table:table-cell>
          <table:table-cell table:style-name="ce2" table:formula="of:=([.A11]*LOG([.A11];2))*[.K$27]" office:value-type="float" office:value="5377.99229327702" calcext:value-type="float">
            <text:p>5377.99229327702</text:p>
          </table:table-cell>
          <table:table-cell table:number-columns-repeated="1012"/>
        </table:table-row>
        <table:table-row table:style-name="ro1"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6170" calcext:value-type="float">
            <text:p>6170</text:p>
          </table:table-cell>
          <table:table-cell table:style-name="ce2" table:formula="of:=[.B12]/([.A12]^2)" office:value-type="float" office:value="0.0000127479338842975" calcext:value-type="float">
            <text:p>1.27479338842975E-05</text:p>
          </table:table-cell>
          <table:table-cell table:style-name="ce2" table:formula="of:=([.A12]^2)*[.C$27]" office:value-type="float" office:value="8968.11366748" calcext:value-type="float">
            <text:p>8968.11366748</text:p>
          </table:table-cell>
          <table:table-cell table:number-columns-repeated="6"/>
          <table:table-cell table:style-name="ce2" table:formula="of:=[.B12]/([.A12]*LOG([.A12];2))" office:value-type="float" office:value="0.0194419651903026" calcext:value-type="float">
            <text:p>0.019441965190303</text:p>
          </table:table-cell>
          <table:table-cell table:style-name="ce2" table:formula="of:=([.A12]*LOG([.A12];2))*[.K$27]" office:value-type="float" office:value="5972.72451219181" calcext:value-type="float">
            <text:p>5972.72451219181</text:p>
          </table:table-cell>
          <table:table-cell table:number-columns-repeated="1012"/>
        </table:table-row>
        <table:table-row table:style-name="ro1"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6831" calcext:value-type="float">
            <text:p>6831</text:p>
          </table:table-cell>
          <table:table-cell table:style-name="ce2" table:formula="of:=[.B13]/([.A13]^2)" office:value-type="float" office:value="0.000011859375" calcext:value-type="float">
            <text:p>1.1859375E-05</text:p>
          </table:table-cell>
          <table:table-cell table:style-name="ce2" table:formula="of:=([.A13]^2)*[.C$27]" office:value-type="float" office:value="10672.79643072" calcext:value-type="float">
            <text:p>10672.79643072</text:p>
          </table:table-cell>
          <table:table-cell table:number-columns-repeated="6"/>
          <table:table-cell table:style-name="ce2" table:formula="of:=[.B13]/([.A13]*LOG([.A13];2))" office:value-type="float" office:value="0.0195608517004719" calcext:value-type="float">
            <text:p>0.019560851700472</text:p>
          </table:table-cell>
          <table:table-cell table:style-name="ce2" table:formula="of:=([.A13]*LOG([.A13];2))*[.K$27]" office:value-type="float" office:value="6572.40028307604" calcext:value-type="float">
            <text:p>6572.40028307604</text:p>
          </table:table-cell>
          <table:table-cell table:number-columns-repeated="1012"/>
        </table:table-row>
        <table:table-row table:style-name="ro1">
          <table:table-cell table:style-name="ce2" office:value-type="float" office:value="26000" calcext:value-type="float">
            <text:p>26000</text:p>
          </table:table-cell>
          <table:table-cell table:style-name="ce2" office:value-type="float" office:value="6761" calcext:value-type="float">
            <text:p>6761</text:p>
          </table:table-cell>
          <table:table-cell table:style-name="ce2" table:formula="of:=[.B14]/([.A14]^2)" office:value-type="float" office:value="0.0000100014792899408" calcext:value-type="float">
            <text:p>1.00014792899408E-05</text:p>
          </table:table-cell>
          <table:table-cell table:style-name="ce2" table:formula="of:=([.A14]^2)*[.C$27]" office:value-type="float" office:value="12525.71247772" calcext:value-type="float">
            <text:p>12525.71247772</text:p>
          </table:table-cell>
          <table:table-cell table:number-columns-repeated="6"/>
          <table:table-cell table:style-name="ce2" table:formula="of:=[.B14]/([.A14]*LOG([.A14];2))" office:value-type="float" office:value="0.0177304302381281" calcext:value-type="float">
            <text:p>0.017730430238128</text:p>
          </table:table-cell>
          <table:table-cell table:style-name="ce2" table:formula="of:=([.A14]*LOG([.A14];2))*[.K$27]" office:value-type="float" office:value="7176.6066415839" calcext:value-type="float">
            <text:p>7176.6066415839</text:p>
          </table:table-cell>
          <table:table-cell table:number-columns-repeated="1012"/>
        </table:table-row>
        <table:table-row table:style-name="ro1"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7998" calcext:value-type="float">
            <text:p>7998</text:p>
          </table:table-cell>
          <table:table-cell table:style-name="ce2" table:formula="of:=[.B15]/([.A15]^2)" office:value-type="float" office:value="0.0000102015306122449" calcext:value-type="float">
            <text:p>1.02015306122449E-05</text:p>
          </table:table-cell>
          <table:table-cell table:style-name="ce2" table:formula="of:=([.A15]^2)*[.C$27]" office:value-type="float" office:value="14526.86180848" calcext:value-type="float">
            <text:p>14526.86180848</text:p>
          </table:table-cell>
          <table:table-cell table:number-columns-repeated="6"/>
          <table:table-cell table:style-name="ce2" table:formula="of:=[.B15]/([.A15]*LOG([.A15];2))" office:value-type="float" office:value="0.0193352850159924" calcext:value-type="float">
            <text:p>0.019335285015992</text:p>
          </table:table-cell>
          <table:table-cell table:style-name="ce2" table:formula="of:=([.A15]*LOG([.A15];2))*[.K$27]" office:value-type="float" office:value="7784.99436207531" calcext:value-type="float">
            <text:p>7784.99436207531</text:p>
          </table:table-cell>
          <table:table-cell table:number-columns-repeated="1012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7195" calcext:value-type="float">
            <text:p>7195</text:p>
          </table:table-cell>
          <table:table-cell table:style-name="ce2" table:formula="of:=[.B16]/([.A16]^2)" office:value-type="float" office:value="0.00000799444444444445" calcext:value-type="float">
            <text:p>7.99444444444445E-06</text:p>
          </table:table-cell>
          <table:table-cell table:style-name="ce2" table:formula="of:=([.A16]^2)*[.C$27]" office:value-type="float" office:value="16676.244423" calcext:value-type="float">
            <text:p>16676.244423</text:p>
          </table:table-cell>
          <table:table-cell table:number-columns-repeated="6"/>
          <table:table-cell table:style-name="ce2" table:formula="of:=[.B16]/([.A16]*LOG([.A16];2))" office:value-type="float" office:value="0.0161257699280097" calcext:value-type="float">
            <text:p>0.01612576992801</text:p>
          </table:table-cell>
          <table:table-cell table:style-name="ce2" table:formula="of:=([.A16]*LOG([.A16];2))*[.K$27]" office:value-type="float" office:value="8397.26424654893" calcext:value-type="float">
            <text:p>8397.26424654893</text:p>
          </table:table-cell>
          <table:table-cell table:number-columns-repeated="1012"/>
        </table:table-row>
        <table:table-row table:style-name="ro1">
          <table:table-cell table:style-name="ce2" office:value-type="float" office:value="32000" calcext:value-type="float">
            <text:p>32000</text:p>
          </table:table-cell>
          <table:table-cell table:style-name="ce2" office:value-type="float" office:value="10046" calcext:value-type="float">
            <text:p>10046</text:p>
          </table:table-cell>
          <table:table-cell table:style-name="ce2" table:formula="of:=[.B17]/([.A17]^2)" office:value-type="float" office:value="0.000009810546875" calcext:value-type="float">
            <text:p>9.810546875E-06</text:p>
          </table:table-cell>
          <table:table-cell table:style-name="ce2" table:formula="of:=([.A17]^2)*[.C$27]" office:value-type="float" office:value="18973.86032128" calcext:value-type="float">
            <text:p>18973.86032128</text:p>
          </table:table-cell>
          <table:table-cell table:number-columns-repeated="6"/>
          <table:table-cell table:style-name="ce2" table:formula="of:=[.B17]/([.A17]*LOG([.A17];2))" office:value-type="float" office:value="0.0209770162410896" calcext:value-type="float">
            <text:p>0.02097701624109</text:p>
          </table:table-cell>
          <table:table-cell table:style-name="ce2" table:formula="of:=([.A17]*LOG([.A17];2))*[.K$27]" office:value-type="float" office:value="9013.15708577243" calcext:value-type="float">
            <text:p>9013.15708577243</text:p>
          </table:table-cell>
          <table:table-cell table:number-columns-repeated="1012"/>
        </table:table-row>
        <table:table-row table:style-name="ro1">
          <table:table-cell table:style-name="ce2" office:value-type="float" office:value="34000" calcext:value-type="float">
            <text:p>34000</text:p>
          </table:table-cell>
          <table:table-cell table:style-name="ce2" office:value-type="float" office:value="9160" calcext:value-type="float">
            <text:p>9160</text:p>
          </table:table-cell>
          <table:table-cell table:style-name="ce2" table:formula="of:=[.B18]/([.A18]^2)" office:value-type="float" office:value="0.00000792387543252595" calcext:value-type="float">
            <text:p>7.92387543252595E-06</text:p>
          </table:table-cell>
          <table:table-cell table:style-name="ce2" table:formula="of:=([.A18]^2)*[.C$27]" office:value-type="float" office:value="21419.70950332" calcext:value-type="float">
            <text:p>21419.70950332</text:p>
          </table:table-cell>
          <table:table-cell table:number-columns-repeated="6"/>
          <table:table-cell table:style-name="ce2" table:formula="of:=[.B18]/([.A18]*LOG([.A18];2))" office:value-type="float" office:value="0.0178972524965807" calcext:value-type="float">
            <text:p>0.017897252496581</text:p>
          </table:table-cell>
          <table:table-cell table:style-name="ce2" table:formula="of:=([.A18]*LOG([.A18];2))*[.K$27]" office:value-type="float" office:value="9632.4461396148" calcext:value-type="float">
            <text:p>9632.4461396148</text:p>
          </table:table-cell>
          <table:table-cell table:number-columns-repeated="1012"/>
        </table:table-row>
        <table:table-row table:style-name="ro1">
          <table:table-cell table:style-name="ce2" office:value-type="float" office:value="36000" calcext:value-type="float">
            <text:p>36000</text:p>
          </table:table-cell>
          <table:table-cell table:style-name="ce2" office:value-type="float" office:value="9220" calcext:value-type="float">
            <text:p>9220</text:p>
          </table:table-cell>
          <table:table-cell table:style-name="ce2" table:formula="of:=[.B19]/([.A19]^2)" office:value-type="float" office:value="0.0000071141975308642" calcext:value-type="float">
            <text:p>7.1141975308642E-06</text:p>
          </table:table-cell>
          <table:table-cell table:style-name="ce2" table:formula="of:=([.A19]^2)*[.C$27]" office:value-type="float" office:value="24013.79196912" calcext:value-type="float">
            <text:p>24013.79196912</text:p>
          </table:table-cell>
          <table:table-cell table:number-columns-repeated="6"/>
          <table:table-cell table:style-name="ce2" table:formula="of:=[.B19]/([.A19]*LOG([.A19];2))" office:value-type="float" office:value="0.0169209850869849" calcext:value-type="float">
            <text:p>0.016920985086985</text:p>
          </table:table-cell>
          <table:table-cell table:style-name="ce2" table:formula="of:=([.A19]*LOG([.A19];2))*[.K$27]" office:value-type="float" office:value="10254.9313925741" calcext:value-type="float">
            <text:p>10254.9313925741</text:p>
          </table:table-cell>
          <table:table-cell table:number-columns-repeated="1012"/>
        </table:table-row>
        <table:table-row table:style-name="ro1">
          <table:table-cell table:style-name="ce2" office:value-type="float" office:value="38000" calcext:value-type="float">
            <text:p>38000</text:p>
          </table:table-cell>
          <table:table-cell table:style-name="ce2" office:value-type="float" office:value="11608" calcext:value-type="float">
            <text:p>11608</text:p>
          </table:table-cell>
          <table:table-cell table:style-name="ce2" table:formula="of:=[.B20]/([.A20]^2)" office:value-type="float" office:value="0.0000080387811634349" calcext:value-type="float">
            <text:p>8.0387811634349E-06</text:p>
          </table:table-cell>
          <table:table-cell table:style-name="ce2" table:formula="of:=([.A20]^2)*[.C$27]" office:value-type="float" office:value="26756.10771868" calcext:value-type="float">
            <text:p>26756.10771868</text:p>
          </table:table-cell>
          <table:table-cell table:number-columns-repeated="6"/>
          <table:table-cell table:style-name="ce2" table:formula="of:=[.B20]/([.A20]*LOG([.A20];2))" office:value-type="float" office:value="0.0200788399480896" calcext:value-type="float">
            <text:p>0.02007883994809</text:p>
          </table:table-cell>
          <table:table-cell table:style-name="ce2" table:formula="of:=([.A20]*LOG([.A20];2))*[.K$27]" office:value-type="float" office:value="10880.4350895932" calcext:value-type="float">
            <text:p>10880.4350895932</text:p>
          </table:table-cell>
          <table:table-cell table:number-columns-repeated="1012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4210" calcext:value-type="float">
            <text:p>14210</text:p>
          </table:table-cell>
          <table:table-cell table:style-name="ce2" table:formula="of:=[.B21]/([.A21]^2)" office:value-type="float" office:value="0.00000888125" calcext:value-type="float">
            <text:p>8.88125E-06</text:p>
          </table:table-cell>
          <table:table-cell table:style-name="ce2" table:formula="of:=([.A21]^2)*[.C$27]" office:value-type="float" office:value="29646.656752" calcext:value-type="float">
            <text:p>29646.656752</text:p>
          </table:table-cell>
          <table:table-cell table:number-columns-repeated="6"/>
          <table:table-cell table:style-name="ce2" table:formula="of:=[.B21]/([.A21]*LOG([.A21];2))" office:value-type="float" office:value="0.0232376166675677" calcext:value-type="float">
            <text:p>0.023237616667568</text:p>
          </table:table-cell>
          <table:table-cell table:style-name="ce2" table:formula="of:=([.A21]*LOG([.A21];2))*[.K$27]" office:value-type="float" office:value="11508.798214154" calcext:value-type="float">
            <text:p>11508.798214154</text:p>
          </table:table-cell>
          <table:table-cell table:number-columns-repeated="1012"/>
        </table:table-row>
        <table:table-row table:style-name="ro1">
          <table:table-cell table:style-name="ce2" office:value-type="float" office:value="42000" calcext:value-type="float">
            <text:p>42000</text:p>
          </table:table-cell>
          <table:table-cell table:style-name="ce2" office:value-type="float" office:value="13048" calcext:value-type="float">
            <text:p>13048</text:p>
          </table:table-cell>
          <table:table-cell table:style-name="ce2" table:formula="of:=[.B22]/([.A22]^2)" office:value-type="float" office:value="0.0000073968253968254" calcext:value-type="float">
            <text:p>7.3968253968254E-06</text:p>
          </table:table-cell>
          <table:table-cell table:style-name="ce2" table:formula="of:=([.A22]^2)*[.C$27]" office:value-type="float" office:value="32685.43906908" calcext:value-type="float">
            <text:p>32685.43906908</text:p>
          </table:table-cell>
          <table:table-cell table:number-columns-repeated="6"/>
          <table:table-cell table:style-name="ce2" table:formula="of:=[.B22]/([.A22]*LOG([.A22];2))" office:value-type="float" office:value="0.0202281943813506" calcext:value-type="float">
            <text:p>0.020228194381351</text:p>
          </table:table-cell>
          <table:table-cell table:style-name="ce2" table:formula="of:=([.A22]*LOG([.A22];2))*[.K$27]" office:value-type="float" office:value="12139.8776723997" calcext:value-type="float">
            <text:p>12139.8776723997</text:p>
          </table:table-cell>
          <table:table-cell table:number-columns-repeated="1012"/>
        </table:table-row>
        <table:table-row table:style-name="ro1">
          <table:table-cell table:style-name="ce2" office:value-type="float" office:value="44000" calcext:value-type="float">
            <text:p>44000</text:p>
          </table:table-cell>
          <table:table-cell table:style-name="ce2" office:value-type="float" office:value="13942" calcext:value-type="float">
            <text:p>13942</text:p>
          </table:table-cell>
          <table:table-cell table:style-name="ce2" table:formula="of:=[.B23]/([.A23]^2)" office:value-type="float" office:value="0.00000720144628099174" calcext:value-type="float">
            <text:p>7.20144628099174E-06</text:p>
          </table:table-cell>
          <table:table-cell table:style-name="ce2" table:formula="of:=([.A23]^2)*[.C$27]" office:value-type="float" office:value="35872.45466992" calcext:value-type="float">
            <text:p>35872.45466992</text:p>
          </table:table-cell>
          <table:table-cell table:number-columns-repeated="6"/>
          <table:table-cell table:style-name="ce2" table:formula="of:=[.B23]/([.A23]*LOG([.A23];2))" office:value-type="float" office:value="0.0205419255296038" calcext:value-type="float">
            <text:p>0.020541925529604</text:p>
          </table:table-cell>
          <table:table-cell table:style-name="ce2" table:formula="of:=([.A23]*LOG([.A23];2))*[.K$27]" office:value-type="float" office:value="12773.5440147436" calcext:value-type="float">
            <text:p>12773.5440147436</text:p>
          </table:table-cell>
          <table:table-cell table:number-columns-repeated="1012"/>
        </table:table-row>
        <table:table-row table:style-name="ro1">
          <table:table-cell table:style-name="ce2" office:value-type="float" office:value="46000" calcext:value-type="float">
            <text:p>46000</text:p>
          </table:table-cell>
          <table:table-cell table:style-name="ce2" office:value-type="float" office:value="14187" calcext:value-type="float">
            <text:p>14187</text:p>
          </table:table-cell>
          <table:table-cell table:style-name="ce2" table:formula="of:=[.B24]/([.A24]^2)" office:value-type="float" office:value="0.00000670463137996219" calcext:value-type="float">
            <text:p>6.70463137996219E-06</text:p>
          </table:table-cell>
          <table:table-cell table:style-name="ce2" table:formula="of:=([.A24]^2)*[.C$27]" office:value-type="float" office:value="39207.70355452" calcext:value-type="float">
            <text:p>39207.70355452</text:p>
          </table:table-cell>
          <table:table-cell table:number-columns-repeated="6"/>
          <table:table-cell table:style-name="ce2" table:formula="of:=[.B24]/([.A24]*LOG([.A24];2))" office:value-type="float" office:value="0.0199113015284977" calcext:value-type="float">
            <text:p>0.019911301528498</text:p>
          </table:table-cell>
          <table:table-cell table:style-name="ce2" table:formula="of:=([.A24]*LOG([.A24];2))*[.K$27]" office:value-type="float" office:value="13409.6795725224" calcext:value-type="float">
            <text:p>13409.6795725224</text:p>
          </table:table-cell>
          <table:table-cell table:number-columns-repeated="1012"/>
        </table:table-row>
        <table:table-row table:style-name="ro1">
          <table:table-cell table:style-name="ce2" office:value-type="float" office:value="48000" calcext:value-type="float">
            <text:p>48000</text:p>
          </table:table-cell>
          <table:table-cell table:style-name="ce2" office:value-type="float" office:value="15780" calcext:value-type="float">
            <text:p>15780</text:p>
          </table:table-cell>
          <table:table-cell table:style-name="ce2" table:formula="of:=[.B25]/([.A25]^2)" office:value-type="float" office:value="0.00000684895833333333" calcext:value-type="float">
            <text:p>6.84895833333333E-06</text:p>
          </table:table-cell>
          <table:table-cell table:style-name="ce2" table:formula="of:=([.A25]^2)*[.C$27]" office:value-type="float" office:value="42691.18572288" calcext:value-type="float">
            <text:p>42691.18572288</text:p>
          </table:table-cell>
          <table:table-cell table:number-columns-repeated="6"/>
          <table:table-cell table:style-name="ce2" table:formula="of:=[.B25]/([.A25]*LOG([.A25];2))" office:value-type="float" office:value="0.02114046383348" calcext:value-type="float">
            <text:p>0.02114046383348</text:p>
          </table:table-cell>
          <table:table-cell table:style-name="ce2" table:formula="of:=([.A25]*LOG([.A25];2))*[.K$27]" office:value-type="float" office:value="14048.1769192721" calcext:value-type="float">
            <text:p>14048.1769192721</text:p>
          </table:table-cell>
          <table:table-cell table:number-columns-repeated="1012"/>
        </table:table-row>
        <table:table-row table:style-name="ro1"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5239" calcext:value-type="float">
            <text:p>15239</text:p>
          </table:table-cell>
          <table:table-cell table:style-name="ce3" table:formula="of:=[.B26]/([.A26]^2)" office:value-type="float" office:value="0.0000060956" calcext:value-type="float">
            <text:p>6.0956E-06</text:p>
          </table:table-cell>
          <table:table-cell table:style-name="ce3" table:formula="of:=([.A26]^2)*[.C$27]" office:value-type="float" office:value="46322.901175" calcext:value-type="float">
            <text:p>46322.901175</text:p>
          </table:table-cell>
          <table:table-cell table:number-columns-repeated="6"/>
          <table:table-cell table:style-name="ce2" table:formula="of:=[.B26]/([.A26]*LOG([.A26];2))" office:value-type="float" office:value="0.0195251133745921" calcext:value-type="float">
            <text:p>0.019525113374592</text:p>
          </table:table-cell>
          <table:table-cell table:style-name="ce3" table:formula="of:=([.A26]*LOG([.A26];2))*[.K$27]" office:value-type="float" office:value="14688.9375888657" calcext:value-type="float">
            <text:p>14688.9375888657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style-name="ce5" table:formula="of:=AVERAGE([.C2:.C26])" office:value-type="float" office:value="0.00001852916047" calcext:value-type="float">
            <text:p>1.852916047E-05</text:p>
          </table:table-cell>
          <table:table-cell table:number-columns-repeated="6"/>
          <table:table-cell table:style-name="ce1" office:value-type="string" calcext:value-type="string">
            <text:p>K promedio</text:p>
          </table:table-cell>
          <table:table-cell table:style-name="ce5" table:formula="of:=AVERAGE([.K2:.K26])" office:value-type="float" office:value="0.01882034069" calcext:value-type="float">
            <text:p>0.01882034069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6"/>
          <table:table-cell table:number-columns-repeated="1021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llsort" style:display-name="PageStyle_shells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0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076cm" svg:height="8.467cm" xlink:href=".." xlink:type="simple" chart:class="chart:line" chart:style-name="ch1">
        <chart:legend chart:legend-position="end" svg:x="6.434cm" svg:y="0.469cm" style:legend-expansion="high" chart:style-name="ch2"/>
        <chart:plot-area chart:style-name="ch3" table:cell-range-address="shellsort.A2:shellsort.B31 shellsort.D2:shellsort.D31 shellsort.L2:shellsort.L31" chart:data-source-has-labels="both" svg:x="1.68cm" svg:y="0.355cm" svg:width="11.104cm" svg:height="6.325cm">
          <chartooo:coordinate-region svg:x="2.857cm" svg:y="0.355cm" svg:width="9.927cm" svg:height="4.941cm"/>
          <chart:axis chart:dimension="x" chart:name="primary-x" chart:style-name="ch4" chartooo:axis-type="text">
            <chart:categories table:cell-range-address="shellsort.A2:shellsort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llsort.B2:shellsort.B31" loext:label-string="&quot;Tiempo (us)&quot;" chart:class="chart:line">
            <chart:data-point chart:repeated="30"/>
          </chart:series>
          <chart:series chart:style-name="ch8" chart:values-cell-range-address="shellsort.D2:shellsort.D31" loext:label-string="&quot;Tiempo teórico estimado (n^2)&quot;" chart:class="chart:line">
            <chart:data-point chart:repeated="30"/>
          </chart:series>
          <chart:series chart:style-name="ch9" chart:values-cell-range-address="shellsort.L2:shellsort.L31" loext:label-string="&quot;Tiempo teórico estimado (n·log2(n))&quot;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us)</text:p>
              </table:table-cell>
              <table:table-cell office:value-type="string">
                <text:p>Tiempo teórico estimado (n^2)</text:p>
              </table:table-cell>
              <table:table-cell office:value-type="string">
                <text:p>Tiempo teórico estimado (n·log2(n))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llsort.A2:shellsort.A31</svg:desc>
                </draw:g>
              </table:table-cell>
              <table:table-cell office:value-type="float" office:value="490">
                <text:p>490</text:p>
                <draw:g>
                  <svg:desc>shellsort.B2:shellsort.B31</svg:desc>
                </draw:g>
              </table:table-cell>
              <table:table-cell office:value-type="float" office:value="74.11664188">
                <text:p>74.11664188</text:p>
                <draw:g>
                  <svg:desc>shellsort.D2:shellsort.D31</svg:desc>
                </draw:g>
              </table:table-cell>
              <table:table-cell office:value-type="float" office:value="412.759592340777">
                <text:p>412.759592340777</text:p>
                <draw:g>
                  <svg:desc>shellsort.L2:shellsort.L3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20">
                <text:p>720</text:p>
              </table:table-cell>
              <table:table-cell office:value-type="float" office:value="296.46656752">
                <text:p>296.46656752</text:p>
              </table:table-cell>
              <table:table-cell office:value-type="float" office:value="900.800547441554">
                <text:p>900.80054744155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278">
                <text:p>1278</text:p>
              </table:table-cell>
              <table:table-cell office:value-type="float" office:value="667.04977692">
                <text:p>667.04977692</text:p>
              </table:table-cell>
              <table:table-cell office:value-type="float" office:value="1417.25598248901">
                <text:p>1417.255982489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072">
                <text:p>2072</text:p>
              </table:table-cell>
              <table:table-cell office:value-type="float" office:value="1185.86627008">
                <text:p>1185.86627008</text:p>
              </table:table-cell>
              <table:table-cell office:value-type="float" office:value="1952.16382040311">
                <text:p>1952.163820403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64">
                <text:p>2064</text:p>
              </table:table-cell>
              <table:table-cell office:value-type="float" office:value="1852.916047">
                <text:p>1852.916047</text:p>
              </table:table-cell>
              <table:table-cell office:value-type="float" office:value="2500.79273973851">
                <text:p>2500.7927397385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74">
                <text:p>2474</text:p>
              </table:table-cell>
              <table:table-cell office:value-type="float" office:value="2668.19910768">
                <text:p>2668.19910768</text:p>
              </table:table-cell>
              <table:table-cell office:value-type="float" office:value="3060.35605325802">
                <text:p>3060.3560532580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648">
                <text:p>3648</text:p>
              </table:table-cell>
              <table:table-cell office:value-type="float" office:value="3631.71545212">
                <text:p>3631.71545212</text:p>
              </table:table-cell>
              <table:table-cell office:value-type="float" office:value="3629.01241137765">
                <text:p>3629.0124113776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38">
                <text:p>4238</text:p>
              </table:table-cell>
              <table:table-cell office:value-type="float" office:value="4743.46508032">
                <text:p>4743.46508032</text:p>
              </table:table-cell>
              <table:table-cell office:value-type="float" office:value="4205.45309184622">
                <text:p>4205.4530918462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017">
                <text:p>4017</text:p>
              </table:table-cell>
              <table:table-cell office:value-type="float" office:value="6003.44799228">
                <text:p>6003.44799228</text:p>
              </table:table-cell>
              <table:table-cell office:value-type="float" office:value="4788.69956386707">
                <text:p>4788.6995638670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459">
                <text:p>5459</text:p>
              </table:table-cell>
              <table:table-cell office:value-type="float" office:value="7411.664188">
                <text:p>7411.664188</text:p>
              </table:table-cell>
              <table:table-cell office:value-type="float" office:value="5377.99229327702">
                <text:p>5377.9922932770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6170">
                <text:p>6170</text:p>
              </table:table-cell>
              <table:table-cell office:value-type="float" office:value="8968.11366748">
                <text:p>8968.11366748</text:p>
              </table:table-cell>
              <table:table-cell office:value-type="float" office:value="5972.72451219181">
                <text:p>5972.7245121918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831">
                <text:p>6831</text:p>
              </table:table-cell>
              <table:table-cell office:value-type="float" office:value="10672.79643072">
                <text:p>10672.79643072</text:p>
              </table:table-cell>
              <table:table-cell office:value-type="float" office:value="6572.40028307604">
                <text:p>6572.4002830760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6761">
                <text:p>6761</text:p>
              </table:table-cell>
              <table:table-cell office:value-type="float" office:value="12525.71247772">
                <text:p>12525.71247772</text:p>
              </table:table-cell>
              <table:table-cell office:value-type="float" office:value="7176.6066415839">
                <text:p>7176.606641583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7998">
                <text:p>7998</text:p>
              </table:table-cell>
              <table:table-cell office:value-type="float" office:value="14526.86180848">
                <text:p>14526.86180848</text:p>
              </table:table-cell>
              <table:table-cell office:value-type="float" office:value="7784.99436207531">
                <text:p>7784.9943620753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195">
                <text:p>7195</text:p>
              </table:table-cell>
              <table:table-cell office:value-type="float" office:value="16676.244423">
                <text:p>16676.244423</text:p>
              </table:table-cell>
              <table:table-cell office:value-type="float" office:value="8397.26424654893">
                <text:p>8397.2642465489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0046">
                <text:p>10046</text:p>
              </table:table-cell>
              <table:table-cell office:value-type="float" office:value="18973.86032128">
                <text:p>18973.86032128</text:p>
              </table:table-cell>
              <table:table-cell office:value-type="float" office:value="9013.15708577243">
                <text:p>9013.1570857724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9160">
                <text:p>9160</text:p>
              </table:table-cell>
              <table:table-cell office:value-type="float" office:value="21419.70950332">
                <text:p>21419.70950332</text:p>
              </table:table-cell>
              <table:table-cell office:value-type="float" office:value="9632.4461396148">
                <text:p>9632.446139614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220">
                <text:p>9220</text:p>
              </table:table-cell>
              <table:table-cell office:value-type="float" office:value="24013.79196912">
                <text:p>24013.79196912</text:p>
              </table:table-cell>
              <table:table-cell office:value-type="float" office:value="10254.9313925741">
                <text:p>10254.931392574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1608">
                <text:p>11608</text:p>
              </table:table-cell>
              <table:table-cell office:value-type="float" office:value="26756.10771868">
                <text:p>26756.10771868</text:p>
              </table:table-cell>
              <table:table-cell office:value-type="float" office:value="10880.4350895932">
                <text:p>10880.435089593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4210">
                <text:p>14210</text:p>
              </table:table-cell>
              <table:table-cell office:value-type="float" office:value="29646.656752">
                <text:p>29646.656752</text:p>
              </table:table-cell>
              <table:table-cell office:value-type="float" office:value="11508.798214154">
                <text:p>11508.79821415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3048">
                <text:p>13048</text:p>
              </table:table-cell>
              <table:table-cell office:value-type="float" office:value="32685.43906908">
                <text:p>32685.43906908</text:p>
              </table:table-cell>
              <table:table-cell office:value-type="float" office:value="12139.8776723997">
                <text:p>12139.877672399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3942">
                <text:p>13942</text:p>
              </table:table-cell>
              <table:table-cell office:value-type="float" office:value="35872.45466992">
                <text:p>35872.45466992</text:p>
              </table:table-cell>
              <table:table-cell office:value-type="float" office:value="12773.5440147436">
                <text:p>12773.5440147436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4187">
                <text:p>14187</text:p>
              </table:table-cell>
              <table:table-cell office:value-type="float" office:value="39207.70355452">
                <text:p>39207.70355452</text:p>
              </table:table-cell>
              <table:table-cell office:value-type="float" office:value="13409.6795725224">
                <text:p>13409.679572522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5780">
                <text:p>15780</text:p>
              </table:table-cell>
              <table:table-cell office:value-type="float" office:value="42691.18572288">
                <text:p>42691.18572288</text:p>
              </table:table-cell>
              <table:table-cell office:value-type="float" office:value="14048.1769192721">
                <text:p>14048.176919272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5239">
                <text:p>15239</text:p>
              </table:table-cell>
              <table:table-cell office:value-type="float" office:value="46322.901175">
                <text:p>46322.901175</text:p>
              </table:table-cell>
              <table:table-cell office:value-type="float" office:value="14688.9375888657">
                <text:p>14688.9375888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